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Look</text:h>
      <text:p text:style-name="Text_20_body">Look, I say---look here---<text:line-break/>at this old place<text:line-break/>where nothing changes.<text:line-break/>Look at the people<text:line-break/>who pass by. Look at<text:line-break/>the trees. The flowers<text:line-break/>full of wanting: look<text:line-break/>how full they are with<text:line-break/>color. Look how they mock<text:line-break/>us, empty people who<text:line-break/>must fill themselves<text:line-break/>with changes---emptiness.</text:p>
      <text:p text:style-name="Text_20_body">"There is nothing to be<text:line-break/>but happy. There is no<text:line-break/>sadness to fall down<text:line-break/>like cherry petals."</text:p>
      <text:p text:style-name="Text_20_body">The [trees don't under-<text:line-break/>stand:]trees they are too<text:line-break/>tall to see the germ<text:line-break/>of discontent in 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ook</dc:title>
  </office:meta>
</office:document-meta>
</file>